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
            <text:p>Catalogue</text:p>
          </table:table-cell>
          <table:table-cell table:style-name="ce8" office:value-type="string" office:string-value="Catalogue. Details">
            <text:p>Catalogue. Details</text:p>
          </table:table-cell>
          <table:table-cell table:style-name="ce8" office:value-type="string" office:string-value=""/>
          <table:table-cell table:style-name="ce8" office:value-type="string" office:string-value="Catalogue">
            <text:p>Catalogu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items, prices, and price validity.">
            <text:p>A document that describes items, prices, and price validity.</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UBL Version Identifier. Identifier">
            <text:p>Catalogue. UBL Vers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Customization Identifier. Identifier">
            <text:p>Catalogue. Customiza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ofile Identifier. Identifier">
            <text:p>Catalogue. Profile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ofile Execution Identifier. Identifier">
            <text:p>Catalogue. Profile Execu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dentifier">
            <text:p>Catalogue.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UUID. Identifier">
            <text:p>Catalogue. UUID.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ActionCode">
            <text:p>ActionCode</text:p>
          </table:table-cell>
          <table:table-cell office:value-type="string" table:style-name="ce9" office:string-value="Catalogue. Action Code. Code">
            <text:p>Catalogue. Action Code. Cod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Action">
            <text:p>Action</text:p>
          </table:table-cell>
          <table:table-cell office:value-type="string" table:style-name="ce9" office:string-value="Code">
            <text:p>Code</text:p>
          </table:table-cell>
          <table:table-cell office:value-type="string" table:style-name="ce11" table:formula="of:=IF([.F9]&lt;&gt;&quot;&quot;;CONCATENATE([.F9];&quot; &quot;;[.G9]);[.G9])" office:string-value="Action Code">
            <text:p>Ac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9]&lt;&gt;&quot;&quot;;CONCATENATE([.J9];&quot;_ &quot;;[.I9];&quot;. Type&quot;);CONCATENATE([.I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whether the transaction is a replacement or an update.">
            <text:p>A code signifying whether the transaction is a replacement or an update.</text:p>
          </table:table-cell>
          <table:table-cell office:value-type="string" table:style-name="ce9" office:string-value="Replace , Update .">
            <text:p><text:s/>Replace , <text:s/>Update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Name">
            <text:p>Name</text:p>
          </table:table-cell>
          <table:table-cell office:value-type="string" table:style-name="ce9" office:string-value="Catalogue. Name">
            <text:p>Catalogue. Na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0]&lt;&gt;&quot;&quot;;CONCATENATE([.F10];&quot; &quot;;[.G10]);[.G10])"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0]&lt;&gt;&quot;&quot;;CONCATENATE([.J10];&quot;_ &quot;;[.I10];&quot;. Type&quot;);CONCATENATE([.I10];&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8) changed from A name given to a catalogue. to Text that identifies the Catalogue to business users. ">
            <text:p>Changes for UBL 2.0 Update Package: Definition (cell Q8) changed from <text:s/>A name given to a catalogue. <text:s/>to <text:s/>Text that identifies the Catalogue to business users. </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atalogue. Issue Date. Date">
            <text:p>Catalogue. Issue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atalogue. Issue Time. Time">
            <text:p>Catalogue. Issue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Date">
            <text:p>RevisionDate</text:p>
          </table:table-cell>
          <table:table-cell office:value-type="string" table:style-name="ce9" office:string-value="Catalogue. Revision Date. Date">
            <text:p>Catalogue. Revision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3]&lt;&gt;&quot;&quot;;CONCATENATE([.F13];&quot; &quot;;[.G13]);[.G13])"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party, on which the information in the Catalogue was last revised.">
            <text:p>The date, assigned by the seller party, on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Time">
            <text:p>RevisionTime</text:p>
          </table:table-cell>
          <table:table-cell office:value-type="string" table:style-name="ce9" office:string-value="Catalogue. Revision Time. Time">
            <text:p>Catalogue. Revision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4]&lt;&gt;&quot;&quot;;CONCATENATE([.F14];&quot; &quot;;[.G14]);[.G14])"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4]&lt;&gt;&quot;&quot;;CONCATENATE([.J14];&quot;_ &quot;;[.I14];&quot;. Type&quot;);CONCATENATE([.I14];&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party, at which the information in the Catalogue was last revised.">
            <text:p>The time, assigned by the Seller party, at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Catalogue. Note. Text">
            <text:p>Catalogue. Note.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scription. Text">
            <text:p>Catalogue. Description.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computer accessories for laptops ">
            <text:p><text:s/>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4) changed from A description of the catalogue. to Textual description of the document instance. ">
            <text:p>Changes for UBL 2.0 Update Package: Definition (cell Q14) changed from <text:s/>A description of the catalogue. <text:s/>to <text:s/>Textual description of the document instance. </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VersionID">
            <text:p>VersionID</text:p>
          </table:table-cell>
          <table:table-cell office:value-type="string" table:style-name="ce9" office:string-value="Catalogue. Version. Identifier">
            <text:p>Catalogue. Version.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7]&lt;&gt;&quot;&quot;;CONCATENATE([.F17];&quot; &quot;;[.G17]);[.G17])"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7]&lt;&gt;&quot;&quot;;CONCATENATE([.J17];&quot;_ &quot;;[.I17];&quot;. Type&quot;);CONCATENATE([.I1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current version of the Catalogue.">
            <text:p>An identifier for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eviousVersionID">
            <text:p>PreviousVersionID</text:p>
          </table:table-cell>
          <table:table-cell office:value-type="string" table:style-name="ce9" office:string-value="Catalogue. Previous_ Version. Identifier">
            <text:p>Catalogue. Previous_ Version. Identifier</text:p>
          </table:table-cell>
          <table:table-cell table:style-name="ce9" office:value-type="string" office:string-value=""/>
          <table:table-cell office:value-type="string" table:style-name="ce9" office:string-value="Catalogue">
            <text:p>Catalogue</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8]&lt;&gt;&quot;&quot;;CONCATENATE([.F18];&quot; &quot;;[.G18]);[.G18])"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8]&lt;&gt;&quot;&quot;;CONCATENATE([.J18];&quot;_ &quot;;[.I18];&quot;. Type&quot;);CONCATENATE([.I1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previous version of the Catalogue that is superseded by this version.">
            <text:p>An identifier for the previous version of the Catalogue that is superseded by this version.</text:p>
          </table:table-cell>
          <table:table-cell office:value-type="string" table:style-name="ce9" office:string-value="1.0 ">
            <text:p><text:s/>1.0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LineCountNumeric">
            <text:p>LineCountNumeric</text:p>
          </table:table-cell>
          <table:table-cell office:value-type="string" table:style-name="ce9" office:string-value="Catalogue. Line Count. Numeric">
            <text:p>Catalogue. Line Count. Numeric</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9]&lt;&gt;&quot;&quot;;CONCATENATE([.F19];&quot; &quot;;[.G19]);[.G19])"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9]&lt;&gt;&quot;&quot;;CONCATENATE([.J19];&quot;_ &quot;;[.I19];&quot;. Type&quot;);CONCATENATE([.I19];&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e document.">
            <text:p>The number of Catalogu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ValidityPeriod">
            <text:p>ValidityPeriod</text:p>
          </table:table-cell>
          <table:table-cell table:style-name="ce10" office:value-type="string" office:string-value="Catalogue. Validity_ Period. Period">
            <text:p>Catalogue. Validity_ Period. Period</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is effective. This may be given as start and end dates or as a duration.">
            <text:p>A period, assigned by the seller, during which the information in the Catalogue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Contract">
            <text:p>ReferencedContract</text:p>
          </table:table-cell>
          <table:table-cell table:style-name="ce10" office:value-type="string" office:string-value="Catalogue. Referenced_ Contract. Contract">
            <text:p>Catalogue. Referenced_ Contract. Contract</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is Catalogue is associated.">
            <text:p>A contract or framework agreement with which this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ourceCatalogueReference">
            <text:p>SourceCatalogueReference</text:p>
          </table:table-cell>
          <table:table-cell table:style-name="ce10" office:value-type="string" office:string-value="Catalogue. Source_ Catalogue Reference. Catalogue Reference">
            <text:p>Catalogue. Source_ Catalogue Reference. Catalogue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ource">
            <text:p>Source</text:p>
          </table:table-cell>
          <table:table-cell table:style-name="ce10" office:value-type="string" office:string-value=""/>
          <table:table-cell table:style-name="ce10" office:value-type="string" office:string-value=""/>
          <table:table-cell table:style-name="ce10" table:formula="of:=[.M22]"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source catalogue.">
            <text:p>A reference to the sourc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Catalogue. Document Reference">
            <text:p>Catalogue. Document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Modified definition text">
            <text:p>Changes for UBL 2.0 Update Package: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Catalogue. Signature">
            <text:p>Catalogue. Signatur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viderParty">
            <text:p>ProviderParty</text:p>
          </table:table-cell>
          <table:table-cell table:style-name="ce10" office:value-type="string" office:string-value="Catalogue. Provider_ Party. Party">
            <text:p>Catalogue. Provid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providing the Catalogue.">
            <text:p>The party provid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ReceiverParty">
            <text:p>ReceiverParty</text:p>
          </table:table-cell>
          <table:table-cell table:style-name="ce10" office:value-type="string" office:string-value="Catalogue. Receiver_ Party. Party">
            <text:p>Catalogue. Receiv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text:p>The party receiv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ellerSupplierParty">
            <text:p>SellerSupplierParty</text:p>
          </table:table-cell>
          <table:table-cell table:style-name="ce10" office:value-type="string" office:string-value="Catalogue. Seller_ Supplier Party. Supplier Party">
            <text:p>Catalogue. Seller_ Supplier Party. Suppli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ontractorCustomerParty">
            <text:p>ContractorCustomerParty</text:p>
          </table:table-cell>
          <table:table-cell table:style-name="ce10" office:value-type="string" office:string-value="Catalogue. Contractor_ Customer Party. Customer Party">
            <text:p>Catalogue. Contractor_ Customer Party. Custom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radingTerms">
            <text:p>TradingTerms</text:p>
          </table:table-cell>
          <table:table-cell table:style-name="ce10" office:value-type="string" office:string-value="Catalogue. Trading Terms">
            <text:p>Catalogue. Trading Terms</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rading terms associated with this Catalogue.">
            <text:p>The trading terms associated with this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Line">
            <text:p>CatalogueLine</text:p>
          </table:table-cell>
          <table:table-cell table:style-name="ce10" office:value-type="string" office:string-value="Catalogue. Catalogue Line">
            <text:p>Catalogue. Catalogue Lin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Line">
            <text:p>Catalogue Line</text:p>
          </table:table-cell>
          <table:table-cell table:style-name="ce10" office:value-type="string" office:string-value="Catalogue Line">
            <text:p>Catalogu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Line">
            <text:p>Catalogu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a Catalogue describing an item of sale.">
            <text:p>A line in a Catalogue describing an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